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sans-serif"/>
    <style:font-face style:name="Avenir Next" svg:font-family="'Avenir Next', 'Roboto Condensed', Arial, sans-serif"/>
    <style:font-face style:name="Helvetica" svg:font-family="Helvetica, sans-serif"/>
    <style:font-face style:name="Lato" svg:font-family="Lato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aleway" svg:font-family="Raleway, sans-serif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charter" svg:font-family="charter, Georgia, Cambria, 'Times New Roman', Times, serif"/>
    <style:font-face style:name="open sansregular" svg:font-family="'open sansregular', sans-serif"/>
    <style:font-face style:name="raleway" svg:font-family="raleway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496cm" fo:margin-left="-1.289cm" table:align="left"/>
    </style:style>
    <style:style style:name="Tabela1.A" style:family="table-column">
      <style:table-column-properties style:column-width="3.307cm"/>
    </style:style>
    <style:style style:name="Tabela1.B" style:family="table-column">
      <style:table-column-properties style:column-width="16.189cm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min-row-height="1.715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512cm"/>
    </style:style>
    <style:style style:name="P1" style:family="paragraph" style:parent-style-name="Standard" style:list-style-name="L27">
      <style:paragraph-properties fo:text-align="start" style:justify-single-word="false"/>
      <style:text-properties officeooo:rsid="001b3ff4" officeooo:paragraph-rsid="0027990e"/>
    </style:style>
    <style:style style:name="P2" style:family="paragraph" style:parent-style-name="Standard" style:list-style-name="L21">
      <style:text-properties officeooo:rsid="001c397f" officeooo:paragraph-rsid="0033ab9f"/>
    </style:style>
    <style:style style:name="P3" style:family="paragraph" style:parent-style-name="Standard" style:list-style-name="L27">
      <style:paragraph-properties fo:text-align="start" style:justify-single-word="false"/>
      <style:text-properties officeooo:paragraph-rsid="003d6d13"/>
    </style:style>
    <style:style style:name="P4" style:family="paragraph" style:parent-style-name="Standard" style:list-style-name="L27">
      <style:paragraph-properties fo:text-align="start" style:justify-single-word="false"/>
      <style:text-properties officeooo:paragraph-rsid="0027990e"/>
    </style:style>
    <style:style style:name="P5" style:family="paragraph" style:parent-style-name="Standard">
      <style:paragraph-properties fo:text-align="start" style:justify-single-word="false"/>
      <style:text-properties officeooo:paragraph-rsid="00478096"/>
    </style:style>
    <style:style style:name="P6" style:family="paragraph" style:parent-style-name="Standard" style:list-style-name="L27">
      <style:paragraph-properties fo:text-align="start" style:justify-single-word="false"/>
      <style:text-properties style:font-name="Gargi" fo:font-size="11pt" officeooo:rsid="002497db" officeooo:paragraph-rsid="003d6d13" style:font-size-asian="11pt" style:font-size-complex="11pt"/>
    </style:style>
    <style:style style:name="P7" style:family="paragraph" style:parent-style-name="Standard" style:list-style-name="L22">
      <style:paragraph-properties fo:text-align="start" style:justify-single-word="false"/>
      <style:text-properties style:font-name="Gargi" fo:font-size="11pt" officeooo:rsid="002497db" officeooo:paragraph-rsid="004fa5d9" style:font-size-asian="11pt" style:font-size-complex="11pt"/>
    </style:style>
    <style:style style:name="P8" style:family="paragraph" style:parent-style-name="Standard" style:list-style-name="L27">
      <style:paragraph-properties fo:text-align="start" style:justify-single-word="false"/>
      <style:text-properties style:font-name="Gargi" fo:font-size="11pt" officeooo:rsid="0025ebea" officeooo:paragraph-rsid="0025ebea" style:font-size-asian="11pt" style:font-size-complex="11pt"/>
    </style:style>
    <style:style style:name="P9" style:family="paragraph" style:parent-style-name="Standard" style:list-style-name="L27">
      <style:paragraph-properties fo:text-align="start" style:justify-single-word="false"/>
      <style:text-properties style:font-name="Gargi" fo:font-size="11pt" officeooo:rsid="001b3ff4" officeooo:paragraph-rsid="0027990e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Gargi" fo:font-size="11pt" officeooo:rsid="00478096" officeooo:paragraph-rsid="00478096" style:font-size-asian="11pt" style:font-size-complex="11pt"/>
    </style:style>
    <style:style style:name="P11" style:family="paragraph" style:parent-style-name="Standard" style:list-style-name="L27">
      <style:paragraph-properties fo:text-align="start" style:justify-single-word="false"/>
      <style:text-properties style:font-name="Gargi" fo:font-size="11pt" officeooo:rsid="0043fc25" officeooo:paragraph-rsid="0043fc25" fo:background-color="#fff200" style:font-size-asian="11pt" style:font-size-complex="11pt"/>
    </style:style>
    <style:style style:name="P12" style:family="paragraph" style:parent-style-name="Standard" style:list-style-name="L27">
      <style:paragraph-properties fo:text-align="start" style:justify-single-word="false"/>
      <style:text-properties style:font-name="Gargi" fo:font-size="11pt" officeooo:rsid="0045b447" officeooo:paragraph-rsid="0045b447" fo:background-color="#fff200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Gargi" fo:font-size="11pt" officeooo:rsid="0045b447" officeooo:paragraph-rsid="0045b447" fo:background-color="#fff200" style:font-size-asian="11pt" style:font-size-complex="11pt"/>
    </style:style>
    <style:style style:name="P14" style:family="paragraph" style:parent-style-name="Standard" style:list-style-name="L27">
      <style:paragraph-properties fo:text-align="start" style:justify-single-word="false"/>
      <style:text-properties style:font-name="Gargi" fo:font-size="11pt" officeooo:rsid="00478096" officeooo:paragraph-rsid="006cbea0" fo:background-color="#fff200" style:font-size-asian="11pt" style:font-size-complex="11pt"/>
    </style:style>
    <style:style style:name="P15" style:family="paragraph" style:parent-style-name="Standard" style:list-style-name="L27">
      <style:paragraph-properties fo:text-align="start" style:justify-single-word="false"/>
      <style:text-properties style:font-name="Gargi" officeooo:paragraph-rsid="0027990e"/>
    </style:style>
    <style:style style:name="P16" style:family="paragraph" style:parent-style-name="Standard">
      <style:paragraph-properties fo:text-align="start" style:justify-single-word="false"/>
      <style:text-properties style:font-name="Gargi" officeooo:paragraph-rsid="00478096" fo:background-color="#fff200"/>
    </style:style>
    <style:style style:name="P17" style:family="paragraph" style:parent-style-name="Standard" style:list-style-name="L4">
      <style:text-properties officeooo:rsid="003954d3" officeooo:paragraph-rsid="003954d3"/>
    </style:style>
    <style:style style:name="P18" style:family="paragraph" style:parent-style-name="Standard" style:list-style-name="L27">
      <style:paragraph-properties fo:text-align="start" style:justify-single-word="false"/>
      <style:text-properties officeooo:rsid="0045b447" officeooo:paragraph-rsid="0045b447" fo:background-color="#fff200"/>
    </style:style>
    <style:style style:name="P19" style:family="paragraph" style:parent-style-name="Standard" style:list-style-name="L4">
      <style:text-properties officeooo:rsid="003954d3" officeooo:paragraph-rsid="003954d3" fo:background-color="#fff200"/>
    </style:style>
    <style:style style:name="P20" style:family="paragraph" style:parent-style-name="Standard" style:list-style-name="L4">
      <style:text-properties officeooo:rsid="0055d8b7" officeooo:paragraph-rsid="0055d8b7" fo:background-color="#fff200"/>
    </style:style>
    <style:style style:name="P21" style:family="paragraph" style:parent-style-name="Standard" style:list-style-name="L4">
      <style:text-properties officeooo:rsid="0055d8b7" officeooo:paragraph-rsid="0055d8b7"/>
    </style:style>
    <style:style style:name="P22" style:family="paragraph" style:parent-style-name="Standard">
      <style:text-properties officeooo:rsid="00597dd5" officeooo:paragraph-rsid="00597dd5"/>
    </style:style>
    <style:style style:name="P23" style:family="paragraph" style:parent-style-name="Table_20_Contents">
      <style:text-properties officeooo:rsid="0023e653" officeooo:paragraph-rsid="0023e653"/>
    </style:style>
    <style:style style:name="P24" style:family="paragraph" style:parent-style-name="Table_20_Contents">
      <style:text-properties officeooo:rsid="0023e653" officeooo:paragraph-rsid="002e18f3"/>
    </style:style>
    <style:style style:name="P25" style:family="paragraph" style:parent-style-name="Table_20_Contents">
      <style:text-properties officeooo:rsid="002497db" officeooo:paragraph-rsid="002497db"/>
    </style:style>
    <style:style style:name="P26" style:family="paragraph" style:parent-style-name="Table_20_Contents">
      <style:text-properties officeooo:rsid="002497db" officeooo:paragraph-rsid="002e18f3"/>
    </style:style>
    <style:style style:name="P27" style:family="paragraph" style:parent-style-name="Table_20_Contents" style:list-style-name="L23"/>
    <style:style style:name="P28" style:family="paragraph" style:parent-style-name="Table_20_Contents" style:list-style-name="L26">
      <style:text-properties officeooo:paragraph-rsid="002e18f3"/>
    </style:style>
    <style:style style:name="P29" style:family="paragraph" style:parent-style-name="Table_20_Contents">
      <style:paragraph-properties fo:text-align="start" style:justify-single-word="false"/>
      <style:text-properties style:text-underline-style="none" officeooo:rsid="0043fc25" officeooo:paragraph-rsid="0043fc25"/>
    </style:style>
    <style:style style:name="P30" style:family="paragraph" style:parent-style-name="Table_20_Contents">
      <style:paragraph-properties fo:text-align="start" style:justify-single-word="false"/>
      <style:text-properties style:text-underline-style="none" officeooo:rsid="0043fc25" officeooo:paragraph-rsid="0043fc25" fo:background-color="#fff200"/>
    </style:style>
    <style:style style:name="P31" style:family="paragraph" style:parent-style-name="Table_20_Contents" style:list-style-name="L4">
      <style:paragraph-properties fo:text-align="center" style:justify-single-word="false"/>
      <style:text-properties fo:font-size="15pt" fo:font-weight="bold" officeooo:rsid="0023e653" officeooo:paragraph-rsid="002e18f3" style:font-size-asian="13.1000003814697pt" style:font-weight-asian="bold" style:font-size-complex="1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5pt" fo:font-weight="bold" officeooo:rsid="0023e653" officeooo:paragraph-rsid="002e18f3" style:font-size-asian="13.1000003814697pt" style:font-weight-asian="bold" style:font-size-complex="1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5pt" fo:font-weight="bold" officeooo:paragraph-rsid="003f35cf" style:font-weight-asian="bold" style:font-weight-complex="bold"/>
    </style:style>
    <style:style style:name="P34" style:family="paragraph" style:parent-style-name="Table_20_Contents" style:list-style-name="L4">
      <style:paragraph-properties fo:text-align="center" style:justify-single-word="false"/>
      <style:text-properties fo:font-size="15pt" fo:font-weight="bold" officeooo:rsid="004946e1" officeooo:paragraph-rsid="004946e1" fo:background-color="#fff200" style:font-size-asian="13.1000003814697pt" style:font-weight-asian="bold" style:font-size-complex="15pt" style:font-weight-complex="bold"/>
    </style:style>
    <style:style style:name="P35" style:family="paragraph" style:parent-style-name="Table_20_Contents" style:list-style-name="L14">
      <style:paragraph-properties fo:text-align="center" style:justify-single-word="false"/>
      <style:text-properties fo:font-size="15pt" style:text-underline-style="none" fo:font-weight="bold" officeooo:rsid="0023e653" officeooo:paragraph-rsid="002e18f3" style:font-size-asian="13.1000003814697pt" style:font-weight-asian="bold" style:font-size-complex="15pt" style:font-weight-complex="bold"/>
    </style:style>
    <style:style style:name="P36" style:family="paragraph" style:parent-style-name="Table_20_Contents" style:list-style-name="L4">
      <style:text-properties style:font-name="Arial" fo:font-size="12pt" officeooo:paragraph-rsid="003d6d13" style:font-size-asian="12pt" style:font-size-complex="12pt"/>
    </style:style>
    <style:style style:name="P37" style:family="paragraph" style:parent-style-name="Table_20_Contents" style:list-style-name="L34">
      <style:text-properties style:font-name="Arial" fo:font-size="12pt" officeooo:paragraph-rsid="004fa5d9" fo:background-color="#fff200" style:font-size-asian="12pt" style:font-size-complex="12pt"/>
    </style:style>
    <style:style style:name="P38" style:family="paragraph" style:parent-style-name="Table_20_Contents" style:list-style-name="L14">
      <style:text-properties style:font-name="Arial" fo:font-size="11pt" officeooo:paragraph-rsid="003d6d13" style:font-size-asian="11pt" style:font-size-complex="11pt"/>
    </style:style>
    <style:style style:name="P39" style:family="paragraph" style:parent-style-name="Table_20_Contents" style:list-style-name="L14">
      <style:text-properties style:font-name="Arial" fo:font-size="11pt" officeooo:rsid="00422f66" officeooo:paragraph-rsid="00422f66" style:font-size-asian="11pt" style:font-size-complex="11pt"/>
    </style:style>
    <style:style style:name="P40" style:family="paragraph" style:parent-style-name="Table_20_Contents" style:list-style-name="L21">
      <style:text-properties fo:font-variant="normal" fo:text-transform="none" fo:color="#000000" style:font-name="Arial" fo:font-size="12pt" fo:letter-spacing="normal" fo:font-weight="normal" officeooo:paragraph-rsid="003f12e0" style:font-size-asian="12pt" style:font-weight-asian="normal" style:font-size-complex="12pt" style:font-weight-complex="normal"/>
    </style:style>
    <style:style style:name="P41" style:family="paragraph" style:parent-style-name="Table_20_Contents" style:list-style-name="L14">
      <style:paragraph-properties fo:text-align="center" style:justify-single-word="false"/>
      <style:text-properties fo:font-variant="normal" fo:text-transform="none" fo:color="#181818" style:font-name="Arial2" fo:font-size="9pt" fo:letter-spacing="normal" fo:font-style="normal" style:text-underline-style="none" fo:font-weight="normal" officeooo:rsid="00433e4a" officeooo:paragraph-rsid="00433e4a" fo:background-color="#fff200" style:font-size-asian="13.1000003814697pt" style:font-weight-asian="bold" style:font-size-complex="1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officeooo:paragraph-rsid="004123f0" fo:background-color="#fff200" style:font-size-asian="11pt" style:font-weight-asian="bold" style:font-size-complex="11pt" style:font-weight-complex="bold"/>
    </style:style>
    <style:style style:name="P43" style:family="paragraph" style:parent-style-name="Table_20_Contents" style:list-style-name="L14">
      <style:paragraph-properties fo:text-align="start" style:justify-single-word="false"/>
      <style:text-properties style:font-name="Gargi" fo:font-size="11pt" style:text-underline-style="solid" style:text-underline-width="auto" style:text-underline-color="font-color" officeooo:rsid="002497db" officeooo:paragraph-rsid="002497db" style:font-size-asian="11pt" style:font-size-complex="11pt"/>
    </style:style>
    <style:style style:name="P44" style:family="paragraph" style:parent-style-name="Table_20_Contents" style:list-style-name="L21">
      <style:text-properties style:font-name="Gargi" fo:font-size="11pt" style:font-size-asian="11pt" style:font-size-complex="11pt"/>
    </style:style>
    <style:style style:name="P45" style:family="paragraph" style:parent-style-name="Table_20_Contents" style:list-style-name="L27">
      <style:paragraph-properties fo:text-align="start" style:justify-single-word="false"/>
      <style:text-properties style:font-name="Gargi" fo:font-size="11pt" fo:font-weight="normal" officeooo:paragraph-rsid="002497db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fo:color="#000000" officeooo:rsid="00638d9c" officeooo:paragraph-rsid="00638d9c" fo:background-color="#fff200"/>
    </style:style>
    <style:style style:name="P47" style:family="paragraph" style:parent-style-name="Table_20_Contents">
      <style:text-properties officeooo:rsid="004123f0" officeooo:paragraph-rsid="004123f0" fo:background-color="#fff200"/>
    </style:style>
    <style:style style:name="P48" style:family="paragraph" style:parent-style-name="Table_20_Contents" style:list-style-name="L32">
      <style:text-properties officeooo:rsid="00515de0" officeooo:paragraph-rsid="005123d8" fo:background-color="#fff200"/>
    </style:style>
    <style:style style:name="P49" style:family="paragraph" style:parent-style-name="Table_20_Contents">
      <style:text-properties officeooo:paragraph-rsid="005123d8" fo:background-color="#fff200"/>
    </style:style>
    <style:style style:name="P50" style:family="paragraph" style:parent-style-name="Table_20_Contents" style:list-style-name="L34">
      <style:text-properties officeooo:rsid="00544e84" officeooo:paragraph-rsid="004fa5d9" fo:background-color="#fff200"/>
    </style:style>
    <style:style style:name="P51" style:family="paragraph" style:parent-style-name="Table_20_Contents" style:list-style-name="L26">
      <style:text-properties officeooo:rsid="00433e4a" officeooo:paragraph-rsid="00433e4a" fo:background-color="#fff200"/>
    </style:style>
    <style:style style:name="P52" style:family="paragraph" style:parent-style-name="Table_20_Contents" style:list-style-name="L26">
      <style:text-properties officeooo:rsid="00433e4a" officeooo:paragraph-rsid="00433e4a"/>
    </style:style>
    <style:style style:name="P53" style:family="paragraph" style:parent-style-name="Table_20_Contents">
      <style:text-properties fo:font-size="10pt" officeooo:paragraph-rsid="004c7701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4ead5d" officeooo:paragraph-rsid="004ead5d" fo:background-color="transparent" style:font-size-asian="10pt" style:font-size-complex="10pt"/>
    </style:style>
    <style:style style:name="P55" style:family="paragraph" style:parent-style-name="Table_20_Contents" style:list-style-name="L32">
      <style:text-properties fo:font-size="10pt" officeooo:rsid="004ead5d" officeooo:paragraph-rsid="004ead5d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rsid="004ead5d" officeooo:paragraph-rsid="005123d8" fo:background-color="transparent" style:font-size-asian="10pt" style:font-size-complex="10pt"/>
    </style:style>
    <style:style style:name="P57" style:family="paragraph" style:parent-style-name="Table_20_Contents">
      <style:text-properties fo:font-size="10pt" officeooo:rsid="004fa5d9" officeooo:paragraph-rsid="004fa5d9" fo:background-color="transparent" style:font-size-asian="10pt" style:font-size-complex="10pt"/>
    </style:style>
    <style:style style:name="P58" style:family="paragraph" style:parent-style-name="Table_20_Contents" style:list-style-name="L33">
      <style:text-properties fo:font-size="10pt" officeooo:rsid="004fa5d9" officeooo:paragraph-rsid="004fa5d9" fo:background-color="transparent" style:font-size-asian="10pt" style:font-size-complex="10pt"/>
    </style:style>
    <style:style style:name="P59" style:family="paragraph" style:parent-style-name="Table_20_Contents" style:list-style-name="L32">
      <style:text-properties fo:font-size="10pt" officeooo:rsid="006cbea0" officeooo:paragraph-rsid="006cbea0" fo:background-color="transparent" style:font-size-asian="10pt" style:font-size-complex="10pt"/>
    </style:style>
    <style:style style:name="P60" style:family="paragraph" style:parent-style-name="Table_20_Contents">
      <style:text-properties fo:font-size="10pt" officeooo:paragraph-rsid="004d88a0" fo:background-color="#fff200" style:font-size-asian="10pt" style:font-size-complex="10pt"/>
    </style:style>
    <style:style style:name="P61" style:family="paragraph" style:parent-style-name="Table_20_Contents" style:list-style-name="L33">
      <style:text-properties fo:font-size="10pt" officeooo:rsid="00544aee" officeooo:paragraph-rsid="00641fab" fo:background-color="#fff200" style:font-size-asian="10pt" style:font-size-complex="10pt"/>
    </style:style>
    <style:style style:name="P62" style:family="paragraph" style:parent-style-name="Table_20_Contents">
      <style:text-properties fo:font-size="10pt" officeooo:paragraph-rsid="005123d8" fo:background-color="#fff200"/>
    </style:style>
    <style:style style:name="P63" style:family="paragraph" style:parent-style-name="Table_20_Contents">
      <style:text-properties officeooo:paragraph-rsid="005123d8"/>
    </style:style>
    <style:style style:name="P64" style:family="paragraph" style:parent-style-name="Table_20_Contents">
      <style:text-properties officeooo:rsid="0023e653" officeooo:paragraph-rsid="0023e653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style:font-name="AnjaliOldLipi" fo:font-size="12pt" fo:font-weight="bold" officeooo:paragraph-rsid="0055b562" fo:background-color="#fff200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officeooo:paragraph-rsid="0061e7ce"/>
    </style:style>
    <style:style style:name="P67" style:family="paragraph" style:parent-style-name="Text_20_body">
      <style:paragraph-properties fo:text-align="justify" style:justify-single-word="false"/>
      <style:text-properties officeooo:paragraph-rsid="006a4d7e"/>
    </style:style>
    <style:style style:name="P68" style:family="paragraph" style:parent-style-name="Text_20_body">
      <style:text-properties fo:background-color="#fff200"/>
    </style:style>
    <style:style style:name="P69" style:family="paragraph" style:parent-style-name="Text_20_body">
      <style:text-properties officeooo:paragraph-rsid="0061e7ce" fo:background-color="#fff200"/>
    </style:style>
    <style:style style:name="P70" style:family="paragraph" style:parent-style-name="Text_20_body">
      <style:text-properties officeooo:paragraph-rsid="006a4d7e" fo:background-color="#fff200"/>
    </style:style>
    <style:style style:name="P71" style:family="paragraph" style:parent-style-name="Text_20_body">
      <style:paragraph-properties fo:text-align="justify" style:justify-single-word="false"/>
      <style:text-properties officeooo:rsid="00599f6a" officeooo:paragraph-rsid="00687b63" fo:background-color="#fff200"/>
    </style:style>
    <style:style style:name="P72" style:family="paragraph" style:parent-style-name="Text_20_body">
      <style:paragraph-properties fo:text-align="justify" style:justify-single-word="false"/>
      <style:text-properties officeooo:rsid="00599f6a" officeooo:paragraph-rsid="006a4d7e" fo:background-color="#fff200"/>
    </style:style>
    <style:style style:name="P73" style:family="paragraph" style:parent-style-name="Text_20_body">
      <style:paragraph-properties fo:text-align="justify" style:justify-single-word="false"/>
      <style:text-properties style:font-name="Arial" fo:font-size="12pt" officeooo:paragraph-rsid="0061e7ce" fo:background-color="#fff200" style:font-size-asian="12pt" style:font-size-complex="12pt"/>
    </style:style>
    <style:style style:name="P74" style:family="paragraph" style:parent-style-name="Text_20_body">
      <style:paragraph-properties fo:text-align="justify" style:justify-single-word="false"/>
      <style:text-properties style:font-name="Arial" fo:font-size="12pt" officeooo:paragraph-rsid="006a4d7e" fo:background-color="#fff200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fo:font-variant="normal" fo:text-transform="none" fo:color="#292929" fo:letter-spacing="normal" officeooo:rsid="00226988" officeooo:paragraph-rsid="006a4d7e" fo:background-color="#fff200"/>
    </style:style>
    <style:style style:name="P76" style:family="paragraph" style:parent-style-name="Text_20_body">
      <style:text-properties fo:font-variant="normal" fo:text-transform="none" fo:color="#292929" fo:letter-spacing="normal" officeooo:rsid="00226988" officeooo:paragraph-rsid="0061e7ce" fo:background-color="#fff200"/>
    </style:style>
    <style:style style:name="P77" style:family="paragraph" style:parent-style-name="Text_20_body" style:list-style-name="L1">
      <style:text-properties officeooo:paragraph-rsid="0061e7ce"/>
    </style:style>
    <style:style style:name="P78" style:family="paragraph" style:parent-style-name="Text_20_body">
      <style:text-properties officeooo:paragraph-rsid="006a4d7e"/>
    </style:style>
    <style:style style:name="T1" style:family="text">
      <style:text-properties fo:font-variant="normal" fo:text-transform="none" fo:color="#24292e" fo:letter-spacing="normal" fo:font-style="normal" fo:font-weight="normal" officeooo:rsid="003d6d13" style:font-weight-asian="normal" style:font-weight-complex="normal"/>
    </style:style>
    <style:style style:name="T2" style:family="text">
      <style:text-properties fo:font-variant="normal" fo:text-transform="none" fo:color="#24292e" fo:letter-spacing="normal" fo:font-style="normal" fo:font-weight="normal" fo:background-color="#fff200" loext:char-shading-value="0" style:font-weight-asian="normal" style:font-weight-complex="normal"/>
    </style:style>
    <style:style style:name="T3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3d6d13" style:text-blinking="false" fo:background-color="#ffffff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478096" style:text-blinking="false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63bba9" style:text-blinking="false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24292e" style:text-line-through-style="none" style:text-line-through-type="none" style:font-name="apple-system" fo:font-size="10pt" fo:letter-spacing="normal" fo:font-style="normal" style:text-underline-style="none" fo:font-weight="normal" officeooo:rsid="006cbea0" style:text-blinking="false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24292e" style:font-name="Arial" fo:font-size="11pt" fo:letter-spacing="normal" fo:font-style="normal" fo:font-weight="normal" officeooo:rsid="00422f66" fo:background-color="#fff200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24292e" style:font-name="Arial" fo:font-size="11pt" fo:letter-spacing="normal" fo:font-style="normal" fo:font-weight="normal" officeooo:rsid="00422f66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24292e" style:font-name="Arial" fo:font-size="11pt" fo:letter-spacing="normal" fo:font-style="normal" fo:font-weight="normal" officeooo:rsid="00422f66" style:font-size-asian="11pt" style:font-weight-asian="normal" style:font-size-complex="11pt" style:font-weight-complex="normal" fo:background-color="#ffffff"/>
    </style:style>
    <style:style style:name="T11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b9e9a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f12e0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954d3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6d3ee2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3f12e0" style:text-blinking="false"/>
    </style:style>
    <style:style style:name="T18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officeooo:rsid="00687b63" style:text-blinking="false"/>
    </style:style>
    <style:style style:name="T19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20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solid" style:text-underline-width="auto" style:text-underline-color="font-color" fo:font-weight="normal" officeooo:rsid="003954d3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16b7" style:text-blinking="false" fo:background-color="#ffffff" loext:char-shading-value="0"/>
    </style:style>
    <style:style style:name="T2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fo:background-color="#ffffff" loext:char-shading-value="0"/>
    </style:style>
    <style:style style:name="T2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7990e" style:text-blinking="false" fo:background-color="#ffffff" loext:char-shading-value="0"/>
    </style:style>
    <style:style style:name="T2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d6d13" style:text-blinking="false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16b7" style:text-blinking="false"/>
    </style:style>
    <style:style style:name="T3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3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53235" style:text-blinking="false" style:font-weight-asian="bold" style:font-weight-complex="bold"/>
    </style:style>
    <style:style style:name="T3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38d9c" style:text-blinking="false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b5e1c" style:text-blinking="false"/>
    </style:style>
    <style:style style:name="T3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cbea0" style:text-blinking="false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053164" style:text-blinking="false" fo:background-color="#ffffff" loext:char-shading-value="0" style:font-weight-asian="bold" style:font-weight-complex="bold"/>
    </style:style>
    <style:style style:name="T36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2e18f3" style:text-blinking="false" fo:background-color="#ffffff" loext:char-shading-value="0" style:font-size-asian="11pt" style:font-size-complex="11pt"/>
    </style:style>
    <style:style style:name="T37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27990e" style:text-blinking="false" fo:background-color="#ffffff" loext:char-shading-value="0" style:font-size-asian="11pt" style:font-size-complex="11pt"/>
    </style:style>
    <style:style style:name="T38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1b3ff4" style:text-blinking="false" fo:background-color="#ffffff" loext:char-shading-value="0" style:font-size-asian="11pt" style:font-size-complex="11pt"/>
    </style:style>
    <style:style style:name="T39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53235" style:text-blinking="false" fo:background-color="#ffffff" loext:char-shading-value="0" style:font-size-asian="11pt" style:font-size-complex="11pt"/>
    </style:style>
    <style:style style:name="T40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d6d13" style:text-blinking="false" fo:background-color="#ffffff" loext:char-shading-value="0" style:font-size-asian="11pt" style:font-size-complex="11pt"/>
    </style:style>
    <style:style style:name="T41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33ab9f" style:text-blinking="false" fo:background-color="#ffffff" loext:char-shading-value="0" style:font-size-asian="11pt" style:font-size-complex="11pt"/>
    </style:style>
    <style:style style:name="T42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0a192b" style:text-blinking="false" fo:background-color="#ffffff" loext:char-shading-value="0" style:font-size-asian="11pt" style:font-size-complex="11pt"/>
    </style:style>
    <style:style style:name="T43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officeooo:rsid="00478096" style:text-blinking="false" fo:background-color="#fff200" loext:char-shading-value="0" style:font-size-asian="11pt" style:font-size-complex="11pt"/>
    </style:style>
    <style:style style:name="T44" style:family="text">
      <style:text-properties fo:font-variant="normal" fo:text-transform="none" style:text-line-through-style="none" style:text-line-through-type="none" style:font-name="Gargi" fo:font-size="11pt" fo:letter-spacing="normal" fo:font-style="normal" style:text-underline-style="none" fo:font-weight="normal" style:text-blinking="false" fo:background-color="#fff200" loext:char-shading-value="0" style:font-size-asian="11pt" style:font-size-complex="11pt"/>
    </style:style>
    <style:style style:name="T45" style:family="text">
      <style:text-properties fo:font-variant="normal" fo:text-transform="none" fo:color="#202124" fo:letter-spacing="normal" fo:font-style="normal" fo:font-weight="normal"/>
    </style:style>
    <style:style style:name="T46" style:family="text">
      <style:text-properties fo:font-variant="normal" fo:text-transform="none" fo:color="#202124" fo:letter-spacing="normal" fo:font-style="normal" fo:font-weight="normal" officeooo:rsid="002fb589"/>
    </style:style>
    <style:style style:name="T47" style:family="text">
      <style:text-properties fo:font-variant="normal" fo:text-transform="none" fo:color="#000000" fo:letter-spacing="normal" fo:font-style="normal" fo:font-weight="normal" officeooo:rsid="0055b562" style:font-weight-asian="normal" style:font-weight-complex="normal"/>
    </style:style>
    <style:style style:name="T48" style:family="text">
      <style:text-properties fo:font-variant="normal" fo:text-transform="none" fo:color="#000000" fo:letter-spacing="normal" fo:font-style="normal" fo:font-weight="normal" officeooo:rsid="00603698"/>
    </style:style>
    <style:style style:name="T49" style:family="text">
      <style:text-properties fo:font-variant="normal" fo:text-transform="none" fo:color="#000000" fo:letter-spacing="normal" fo:font-style="normal" fo:font-weight="normal" officeooo:rsid="006a4d7e"/>
    </style:style>
    <style:style style:name="T50" style:family="text">
      <style:text-properties fo:font-variant="normal" fo:text-transform="none" fo:color="#000000" style:font-name="raleway" fo:font-size="10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000000" fo:font-size="10pt" fo:letter-spacing="normal" style:font-size-asian="10pt" style:font-size-complex="10pt"/>
    </style:style>
    <style:style style:name="T52" style:family="text">
      <style:text-properties fo:font-variant="normal" fo:text-transform="none" fo:color="#000000" style:font-name="Arial2" fo:font-size="9pt" fo:letter-spacing="normal" fo:font-style="normal" fo:font-weight="normal"/>
    </style:style>
    <style:style style:name="T53" style:family="text">
      <style:text-properties fo:font-variant="normal" fo:text-transform="none" fo:color="#000000" style:font-name="Arial2" fo:font-size="9pt" fo:letter-spacing="normal" fo:font-style="normal" fo:font-weight="normal" officeooo:rsid="006b5e1c"/>
    </style:style>
    <style:style style:name="T54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/>
    </style:style>
    <style:style style:name="T55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none" fo:font-weight="normal" style:text-blinking="false" fo:background-color="#fff200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font-name="Open Sans" fo:letter-spacing="normal" fo:font-style="normal" style:text-underline-style="solid" style:text-underline-width="auto" style:text-underline-color="font-color" fo:font-weight="normal" style:text-blinking="false" fo:background-color="#fff200" loext:char-shading-value="0"/>
    </style:style>
    <style:style style:name="T57" style:family="text"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0a192b" style:text-blinking="false" fo:background-color="#ffffff" loext:char-shading-value="0" style:font-size-asian="11pt" style:font-size-complex="11pt"/>
    </style:style>
    <style:style style:name="T58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55b562" style:text-blinking="false"/>
    </style:style>
    <style:style style:name="T59" style:family="text">
      <style:text-properties fo:font-variant="normal" fo:text-transform="none" fo:color="#676767" style:font-name="Arial" fo:font-size="12pt" fo:letter-spacing="normal" fo:font-style="normal" fo:font-weight="normal" officeooo:rsid="004fa5d9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676767" style:font-name="Arial" fo:font-size="12pt" fo:letter-spacing="normal" fo:font-style="normal" fo:font-weight="normal" officeooo:rsid="0064f094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676767" fo:letter-spacing="normal" fo:font-style="normal" fo:font-weight="normal" officeooo:rsid="004fa5d9" style:font-weight-asian="normal" style:font-weight-complex="normal"/>
    </style:style>
    <style:style style:name="T62" style:family="text">
      <style:text-properties fo:font-variant="normal" fo:text-transform="none" fo:color="#464949" style:text-line-through-style="none" style:text-line-through-type="none" fo:letter-spacing="normal" fo:font-style="normal" style:text-underline-style="none" fo:font-weight="normal" officeooo:rsid="0027990e" style:text-blinking="false" fo:background-color="#ffffff" loext:char-shading-value="0"/>
    </style:style>
    <style:style style:name="T63" style:family="text">
      <style:text-properties fo:font-variant="normal" fo:text-transform="none" fo:color="#464949" style:text-line-through-style="none" style:text-line-through-type="none" style:font-name="Roboto" fo:font-size="10.5pt" fo:letter-spacing="normal" fo:font-style="normal" style:text-underline-style="none" fo:font-weight="normal" officeooo:rsid="0027990e" style:text-blinking="false" fo:background-color="#ffffff" loext:char-shading-value="0"/>
    </style:style>
    <style:style style:name="T64" style:family="text">
      <style:text-properties fo:font-variant="normal" fo:text-transform="none" fo:color="#464949" style:text-line-through-style="none" style:text-line-through-type="none" style:font-name="Roboto" fo:font-size="10.5pt" fo:letter-spacing="normal" fo:font-style="normal" style:text-underline-style="none" fo:font-weight="normal" officeooo:rsid="003a08e8" style:text-blinking="false" fo:background-color="#ffffff" loext:char-shading-value="0"/>
    </style:style>
    <style:style style:name="T65" style:family="text">
      <style:text-properties fo:font-variant="normal" fo:text-transform="none" fo:color="#3d3d3d" style:font-name="Raleway" fo:font-size="12.75pt" fo:letter-spacing="normal" fo:font-style="normal"/>
    </style:style>
    <style:style style:name="T66" style:family="text">
      <style:text-properties fo:font-variant="normal" fo:text-transform="none" fo:color="#3c3c3c" style:font-name="Arial2" fo:font-size="9pt" fo:letter-spacing="normal" fo:font-style="normal" fo:font-weight="normal"/>
    </style:style>
    <style:style style:name="T67" style:family="text">
      <style:text-properties fo:font-variant="normal" fo:text-transform="none" fo:color="#3c3c3c" style:font-name="Arial2" fo:font-size="9pt" fo:letter-spacing="normal" fo:font-style="normal" fo:font-weight="normal" officeooo:rsid="004ead5d"/>
    </style:style>
    <style:style style:name="T68" style:family="text">
      <style:text-properties fo:font-variant="normal" fo:text-transform="none" fo:color="#3c3c3c" style:font-name="Arial2" fo:font-size="9pt" fo:letter-spacing="normal" fo:font-style="normal" fo:font-weight="normal" officeooo:rsid="004ead5d" style:font-size-asian="10pt" style:font-size-complex="10pt"/>
    </style:style>
    <style:style style:name="T69" style:family="text">
      <style:text-properties fo:font-variant="normal" fo:text-transform="none" fo:color="#3c3c3c" style:font-name="Arial2" fo:font-size="9pt" fo:letter-spacing="normal" fo:font-style="normal" fo:font-weight="normal" officeooo:rsid="006cbea0"/>
    </style:style>
    <style:style style:name="T70" style:family="text">
      <style:text-properties fo:font-variant="normal" fo:text-transform="none" fo:color="#3c3c3c" style:font-name="Arial2" fo:letter-spacing="normal" fo:font-style="normal"/>
    </style:style>
    <style:style style:name="T71" style:family="text">
      <style:text-properties fo:font-variant="normal" fo:text-transform="none" fo:color="#3c3c3c" style:font-name="Arial2" fo:letter-spacing="normal" fo:font-style="normal" fo:font-weight="normal"/>
    </style:style>
    <style:style style:name="T72" style:family="text">
      <style:text-properties fo:font-variant="normal" fo:text-transform="none" fo:color="#3c3c3c" style:font-name="Arial2" fo:letter-spacing="normal" fo:font-style="normal" fo:font-weight="normal" officeooo:rsid="004ead5d"/>
    </style:style>
    <style:style style:name="T73" style:family="text">
      <style:text-properties fo:font-variant="normal" fo:text-transform="none" fo:color="#3c3c3c" style:font-name="Arial2" fo:letter-spacing="normal" fo:font-style="normal" fo:font-weight="normal" officeooo:rsid="005123d8" style:font-size-asian="10pt" style:font-size-complex="10pt"/>
    </style:style>
    <style:style style:name="T74" style:family="text">
      <style:text-properties fo:font-variant="normal" fo:text-transform="none" fo:color="#3c3c3c" style:font-name="Arial2" fo:letter-spacing="normal" fo:font-style="normal" fo:font-weight="normal" officeooo:rsid="004ead5d" style:font-size-asian="10pt" style:font-size-complex="10pt"/>
    </style:style>
    <style:style style:name="T75" style:family="text">
      <style:text-properties fo:font-variant="normal" fo:text-transform="none" fo:color="#3c3c3c" style:font-name="Arial2" fo:letter-spacing="normal" fo:font-style="normal" fo:font-weight="normal" officeooo:rsid="006cbea0" style:font-size-asian="10pt" style:font-size-complex="10pt"/>
    </style:style>
    <style:style style:name="T76" style:family="text">
      <style:text-properties fo:font-variant="normal" fo:text-transform="none" fo:color="#3c3c3c" style:font-name="Arial2" fo:letter-spacing="normal" fo:font-style="normal" fo:font-weight="normal" officeooo:rsid="005123d8" fo:background-color="#fff200" loext:char-shading-value="0"/>
    </style:style>
    <style:style style:name="T77" style:family="text">
      <style:text-properties fo:font-variant="normal" fo:text-transform="none" fo:color="#3c3c3c" style:font-name="Arial2" fo:letter-spacing="normal" fo:font-style="normal" fo:font-weight="normal" officeooo:rsid="0052ed3a" fo:background-color="#fff200" loext:char-shading-value="0"/>
    </style:style>
    <style:style style:name="T78" style:family="text">
      <style:text-properties fo:font-variant="normal" fo:text-transform="none" fo:color="#3c3c3c" style:font-name="Arial2" fo:letter-spacing="normal" fo:font-style="normal" fo:font-weight="normal" officeooo:rsid="00641fab"/>
    </style:style>
    <style:style style:name="T79" style:family="text">
      <style:text-properties fo:font-variant="normal" fo:text-transform="none" fo:color="#3c3c3c" style:font-name="Arial2" fo:letter-spacing="normal" fo:font-style="normal" fo:font-weight="normal" officeooo:rsid="0064f094"/>
    </style:style>
    <style:style style:name="T80" style:family="text">
      <style:text-properties fo:font-variant="normal" fo:text-transform="none" fo:color="#3c3c3c" style:font-name="Arial2" fo:letter-spacing="normal" fo:font-style="normal" officeooo:rsid="004123f0"/>
    </style:style>
    <style:style style:name="T81" style:family="text">
      <style:text-properties fo:font-variant="normal" fo:text-transform="none" fo:color="#3c3c3c" style:font-name="Arial2" fo:letter-spacing="normal" fo:font-style="normal" officeooo:rsid="00422f66"/>
    </style:style>
    <style:style style:name="T82" style:family="text">
      <style:text-properties fo:font-variant="normal" fo:text-transform="none" fo:color="#3c3c3c" style:font-name="Arial2" fo:letter-spacing="normal" fo:font-style="normal" officeooo:rsid="00638d9c"/>
    </style:style>
    <style:style style:name="T83" style:family="text">
      <style:text-properties fo:font-variant="normal" fo:text-transform="none" fo:color="#3c3c3c" style:font-name="Arial2" fo:font-size="15pt" fo:letter-spacing="normal" fo:font-style="normal" fo:font-weight="bold" officeooo:rsid="004946e1" fo:background-color="#fff200" loext:char-shading-value="0" style:font-size-asian="13.1000003814697pt" style:font-weight-asian="bold" style:font-size-complex="15pt" style:font-weight-complex="bold"/>
    </style:style>
    <style:style style:name="T84" style:family="text">
      <style:text-properties fo:font-variant="normal" fo:text-transform="none" fo:color="#3c3c3c" style:font-name="Arial2" fo:font-size="10pt" fo:letter-spacing="normal" fo:font-style="normal" fo:font-weight="normal" officeooo:rsid="0051497a" style:font-size-asian="10pt" style:font-size-complex="10pt"/>
    </style:style>
    <style:style style:name="T85" style:family="text">
      <style:text-properties fo:font-variant="normal" fo:text-transform="none" fo:color="#3c3c3c" style:font-name="Arial2" fo:font-size="10pt" fo:letter-spacing="normal" fo:font-style="normal" fo:font-weight="normal" officeooo:rsid="004ead5d" style:font-size-asian="10pt" style:font-size-complex="10pt"/>
    </style:style>
    <style:style style:name="T86" style:family="text">
      <style:text-properties fo:font-variant="normal" fo:text-transform="none" fo:color="#3c3c3c" style:font-name="Arial2" fo:font-size="10pt" fo:letter-spacing="normal" fo:font-style="normal" fo:font-weight="normal" officeooo:rsid="005123d8" style:font-size-asian="10pt" style:font-size-complex="10pt"/>
    </style:style>
    <style:style style:name="T87" style:family="text">
      <style:text-properties fo:font-variant="normal" fo:text-transform="none" fo:color="#3c3c3c" style:font-name="Arial2" fo:font-size="10pt" fo:letter-spacing="normal" fo:font-style="normal" fo:font-weight="normal" officeooo:rsid="006cbea0" style:font-size-asian="10pt" style:font-size-complex="10pt"/>
    </style:style>
    <style:style style:name="T88" style:family="text">
      <style:text-properties fo:font-variant="normal" fo:text-transform="none" fo:color="#3c3c3c" fo:letter-spacing="normal" fo:font-style="normal" fo:font-weight="normal" officeooo:rsid="0055b562" style:font-weight-asian="normal" style:font-weight-complex="normal"/>
    </style:style>
    <style:style style:name="T89" style:family="text">
      <style:text-properties fo:font-variant="normal" fo:text-transform="none" fo:color="#3c3c3c" style:text-line-through-style="none" style:text-line-through-type="none" style:font-name="Gargi" fo:font-size="11pt" fo:letter-spacing="normal" fo:font-style="normal" style:text-underline-style="none" fo:font-weight="normal" officeooo:rsid="00353235" style:text-blinking="false" style:font-size-asian="11pt" style:font-size-complex="11pt"/>
    </style:style>
    <style:style style:name="T90" style:family="text">
      <style:text-properties fo:font-variant="normal" fo:text-transform="none" fo:color="#0c0c0c" fo:letter-spacing="normal"/>
    </style:style>
    <style:style style:name="T91" style:family="text">
      <style:text-properties fo:font-variant="normal" fo:text-transform="none" fo:color="#181818" style:font-name="Arial2" fo:font-size="9pt" fo:letter-spacing="normal" fo:font-style="normal" fo:font-weight="normal"/>
    </style:style>
    <style:style style:name="T92" style:family="text">
      <style:text-properties fo:font-variant="normal" fo:text-transform="none" fo:color="#242424" style:font-name="Arial2" fo:font-size="9pt" fo:letter-spacing="normal" fo:font-style="normal" fo:font-weight="normal"/>
    </style:style>
    <style:style style:name="T93" style:family="text">
      <style:text-properties fo:font-variant="normal" fo:text-transform="none" fo:color="#303030" style:font-name="Arial2" fo:font-size="9pt" fo:letter-spacing="normal" fo:font-style="normal" fo:font-weight="normal"/>
    </style:style>
    <style:style style:name="T94" style:family="text">
      <style:text-properties fo:font-variant="normal" fo:text-transform="none" fo:color="#303030" fo:letter-spacing="normal"/>
    </style:style>
    <style:style style:name="T95" style:family="text">
      <style:text-properties fo:font-variant="normal" fo:text-transform="none" fo:color="#090909" style:font-name="Helvetica" fo:font-size="10.5pt" fo:letter-spacing="normal" fo:font-style="normal" fo:font-weight="bold" officeooo:rsid="005eae6c" fo:background-color="#fff200" loext:char-shading-value="0"/>
    </style:style>
    <style:style style:name="T96" style:family="text">
      <style:text-properties fo:font-variant="normal" fo:text-transform="none" fo:color="#090909" style:font-name="Helvetica" fo:font-size="10.5pt" fo:letter-spacing="normal" fo:font-style="normal" fo:font-weight="bold" officeooo:rsid="006a4d7e" fo:background-color="#fff200" loext:char-shading-value="0"/>
    </style:style>
    <style:style style:name="T97" style:family="text">
      <style:text-properties fo:font-variant="normal" fo:text-transform="none" fo:color="#333333" style:text-line-through-style="none" style:text-line-through-type="none" style:font-name="Arial" fo:font-size="12pt" fo:letter-spacing="normal" fo:font-style="normal" style:text-underline-style="none" fo:font-weight="normal" officeooo:rsid="00603698" style:text-blinking="false" fo:background-color="#fff200" loext:char-shading-value="0" style:font-size-asian="12pt" style:font-size-complex="12pt"/>
    </style:style>
    <style:style style:name="T98" style:family="text">
      <style:text-properties fo:font-variant="normal" fo:text-transform="none" fo:color="#333333" fo:letter-spacing="normal" fo:font-style="normal" fo:font-weight="normal" officeooo:rsid="00603698"/>
    </style:style>
    <style:style style:name="T99" style:family="text">
      <style:text-properties fo:font-variant="normal" fo:text-transform="none" fo:color="#333333" style:font-name="Arial" fo:font-size="12pt" fo:letter-spacing="normal" fo:font-style="normal" fo:font-weight="normal" officeooo:rsid="00603698" fo:background-color="#fff200" loext:char-shading-value="0" style:font-size-asian="12pt" style:font-size-complex="12pt"/>
    </style:style>
    <style:style style:name="T100" style:family="text">
      <style:text-properties fo:font-style="normal" officeooo:rsid="00310203"/>
    </style:style>
    <style:style style:name="T101" style:family="text">
      <style:text-properties style:font-name="charter" fo:font-size="10pt" fo:font-style="normal" fo:font-weight="normal" officeooo:rsid="0023e653" style:font-size-asian="10pt" style:font-size-complex="10pt"/>
    </style:style>
    <style:style style:name="T102" style:family="text">
      <style:text-properties style:font-name="charter" fo:font-size="10pt" fo:font-style="normal" fo:font-weight="normal" officeooo:rsid="006a4d7e" style:font-size-asian="10pt" style:font-size-complex="10pt"/>
    </style:style>
    <style:style style:name="T103" style:family="text">
      <style:text-properties officeooo:rsid="002497db"/>
    </style:style>
    <style:style style:name="T104" style:family="text">
      <style:text-properties officeooo:rsid="002e18f3"/>
    </style:style>
    <style:style style:name="T105" style:family="text">
      <style:text-properties officeooo:rsid="002fb589"/>
    </style:style>
    <style:style style:name="T106" style:family="text">
      <style:text-properties style:font-name="Gargi" fo:font-size="11pt" style:font-size-asian="11pt" style:font-size-complex="11pt"/>
    </style:style>
    <style:style style:name="T107" style:family="text">
      <style:text-properties officeooo:rsid="003981dd"/>
    </style:style>
    <style:style style:name="T108" style:family="text">
      <style:text-properties officeooo:rsid="003f35cf"/>
    </style:style>
    <style:style style:name="T109" style:family="text">
      <style:text-properties officeooo:rsid="0023e653" style:font-size-asian="13.1000003814697pt" style:font-size-complex="15pt"/>
    </style:style>
    <style:style style:name="T110" style:family="text">
      <style:text-properties officeooo:rsid="003f35cf" style:font-size-asian="13.1000003814697pt" style:font-size-complex="15pt"/>
    </style:style>
    <style:style style:name="T111" style:family="text">
      <style:text-properties fo:color="#000000" style:text-line-through-style="none" style:text-line-through-type="none" fo:font-size="12pt" style:text-underline-style="none" fo:font-weight="normal" style:text-blinking="false" fo:background-color="#fff200" loext:char-shading-value="0" style:font-size-asian="12pt" style:font-size-complex="12pt"/>
    </style:style>
    <style:style style:name="T112" style:family="text">
      <style:text-properties fo:color="#660099" style:text-line-through-style="none" style:text-line-through-type="none" fo:font-size="12pt" style:text-underline-style="none" fo:font-weight="normal" style:text-blinking="false" style:font-size-asian="12pt" style:font-size-complex="12pt"/>
    </style:style>
    <style:style style:name="T113" style:family="text">
      <style:text-properties officeooo:rsid="00597dd5"/>
    </style:style>
    <style:style style:name="T114" style:family="text">
      <style:text-properties officeooo:rsid="0063bba9"/>
    </style:style>
    <style:style style:name="T115" style:family="text">
      <style:text-properties officeooo:rsid="00687b63"/>
    </style:style>
    <style:style style:name="T116" style:family="text">
      <style:text-properties officeooo:rsid="006a4d7e"/>
    </style:style>
    <style:style style:name="T117" style:family="text">
      <style:text-properties officeooo:rsid="006b5e1c"/>
    </style:style>
    <style:style style:name="T118" style:family="text">
      <style:text-properties officeooo:rsid="006cbe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78">Se você é iniciante na área de testes de software então acho que posso compartilhar minha experiência com você!</text:p>
      <text:p text:style-name="P70"><text:span text:style-name="T113">If you start a career in Software Testing, I</text:span><text:span text:style-name="T90"> </text:span><text:span text:style-name="T52">will</text:span><text:span text:style-name="T90"> </text:span><text:span text:style-name="T91">b</text:span><text:span text:style-name="T92">e</text:span><text:span text:style-name="T94"> </text:span><text:span text:style-name="T93">a</text:span><text:span text:style-name="T66">bl</text:span><text:span text:style-name="T93">e </text:span><text:span text:style-name="T92">t</text:span><text:span text:style-name="T91">o</text:span><text:span text:style-name="T90"> </text:span><text:span text:style-name="T52">share </text:span><text:span text:style-name="T53">my</text:span><text:span text:style-name="T52"> experience </text:span><text:span text:style-name="T113">with you!</text:span></text:p>
      <text:p text:style-name="P67">Neste artigo vou mostrar que é possível você sendo iniciante na área de testes <text:span text:style-name="T107">e </text:span>dar seus primeiros passos e começar a aprender e aplicar seus conhecimentos na prática! Você <text:span text:style-name="T107">só</text:span> precisa ter foco!</text:p>
      <text:p text:style-name="P72">In this article I will show that <text:span text:style-name="T115">i</text:span>t is possible <text:span text:style-name="T115">as a</text:span> beginner <text:span text:style-name="T115">to apply your knowledge into pratice.</text:span></text:p>
      <text:p text:style-name="P72">You just need <text:span text:style-name="T116">to </text:span>have a focus!</text:p>
      <text:p text:style-name="P67">Eu utilizei o ciclo PDCA(Planejar, Fazer, Checar, Ajustar/Agir) porque me ajudou alcançar minhas metas. Essa técnica te ajuda a melhorar continuamente, sendo que a cada novo aprendizado sobre algo relacionado ao tópico de estudo pode ser ajustado no ciclo e você faz sua autoavaliação.</text:p>
      <text:p text:style-name="P67"><text:span text:style-name="Strong_20_Emphasis"><text:span text:style-name="T95">I used the PDCA cycle(Plan, Do, Check, Act) for developing my new knowledge in Automated Testing. This technique has been helping me </text:span></text:span><text:span text:style-name="Strong_20_Emphasis"><text:span text:style-name="T96">to progress</text:span></text:span><text:span text:style-name="Strong_20_Emphasis"><text:span text:style-name="T95">.</text:span></text:span></text:p>
      <text:p text:style-name="P67">Minha dica é: Elabore seu plano e parta para a fase seguinte: Que é a execução imediata do que você planejou. Nada de procrastinação! <text:span text:style-name="T51">“</text:span><text:span text:style-name="T50">Se quiser viver uma vida feliz, amarre-se a uma meta, não às pessoas nem às coisas.” Albert Einstein</text:span></text:p>
      <text:p text:style-name="P74"><text:span text:style-name="T48">Tips: Elaborate your plan and look ahead to the next stage </text:span><text:span text:style-name="T49">keep developing your plan</text:span><text:span text:style-name="T48"> </text:span><text:span text:style-name="T49">Don’t</text:span><text:span text:style-name="T48"> Procrasti</text:span><text:span text:style-name="T49">nate</text:span><text:span text:style-name="T48">!</text:span></text:p>
      <text:p text:style-name="P67"><text:span text:style-name="T99">“If you want to live a happy life, stick to a goal, not people or things.” </text:span><text:a xlink:type="simple" xlink:href="https://www.space.com/15524-albert-einstein.html" text:style-name="Internet_20_link" text:visited-style-name="Visited_20_Internet_20_Link"><text:span text:style-name="T97">Albert Einstein</text:span></text:a><text:span text:style-name="T99"> </text:span></text:p>
      <text:p text:style-name="P67">Segui abaixo meu exemplo prático usando PDCA nos meus estudos <text:span text:style-name="T107">como iniciante</text:span> <text:span text:style-name="T107">em </text:span>teste<text:span text:style-name="T107">s</text:span> de software! </text:p>
      <text:p text:style-name="P75"><text:span text:style-name="T101">Follow below all </text:span><text:span text:style-name="T102">the </text:span><text:span text:style-name="T101">process</text:span><text:span text:style-name="T102">es</text:span><text:span text:style-name="T101"> that I used for developing my knowledge in Automated Testing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3"><text:span text:style-name="T109">Plan – </text:span><text:span text:style-name="T110">Defini objetivos e metas em relação ao novo a</text:span><text:span text:style-name="T65">prendizado,</text:span></text:p>
            <text:p text:style-name="P33"><text:span text:style-name="T110"><text:s/>neste caso foi sobre “Automatização de testes” </text:span></text:p>
            <text:p text:style-name="P33"><text:span text:style-name="T110"/></text:p>
            <text:p text:style-name="P42"><text:span text:style-name="T108">Plan – Define goals and objectives to new </text:span><text:span text:style-name="T70">learning.</text:span></text:p>
            <text:p text:style-name="P42"><text:span text:style-name="T80"><text:s/></text:span><text:span text:style-name="T81">In my </text:span><text:span text:style-name="T82">case it </text:span><text:span text:style-name="T80">is about “Software Test Automation”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64">Objetivos:</text:p>
            <text:p text:style-name="P23"/>
            <text:p text:style-name="P23"/>
            <text:p text:style-name="P23"/>
            <text:p text:style-name="P46"><text:span text:style-name="T117">goals</text:span>:</text:p>
            <text:p text:style-name="P23"/>
            <text:p text:style-name="P23"/>
            <text:p text:style-name="P23"/>
            <text:p text:style-name="P25"/>
          </table:table-cell>
          <table:table-cell table:style-name="Tabela1.B2" office:value-type="string">
            <text:list xml:id="list723820531" text:style-name="L14">
              <text:list-item>
                <text:p text:style-name="P38"><text:span text:style-name="T1">Aprender sobre automatização de testes de software na prática com a ferramenta cypress.io integrado com o cucumber/gherkin-syntaxed utilizando um sistema free disponibilizado no github;</text:span></text:p>
                <text:p text:style-name="P38"><text:span text:style-name="T1"/></text:p>
                <text:p text:style-name="P39"><text:span text:style-name="T2">Learning about “Software Test <text:s/>Automation” in pratice though the tool Cypress.io with cucumber/gherkin-syntaxed using a free system on the github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26">Metas:</text:p>
            <text:p text:style-name="P26"/>
            <text:p text:style-name="P47">Objective</text:p>
          </table:table-cell>
          <table:table-cell table:style-name="Tabela1.B2" office:value-type="string">
            <text:list xml:id="list3231660264" text:style-name="L26">
              <text:list-item>
                <text:p text:style-name="P28"><text:span text:style-name="T103">Criar teste automatizado End-to-End(E2E) utilizando as ferramentas estudadas.</text:span></text:p>
                <text:p text:style-name="P52"/>
              </text:list-item>
              <text:list-item>
                <text:p text:style-name="P51">Creating <text:span text:style-name="T9">“Automated end-to-end testing”</text:span></text:p>
              </text:list-item>
            </text:list>
          </table:table-cell>
        </table:table-row>
        <table:table-row table:style-name="Tabela1.4">
          <table:table-cell table:style-name="Tabela1.B2" table:number-columns-spanned="2" office:value-type="string">
            <text:p text:style-name="P23"/>
            <text:list xml:id="list111560645611703" text:continue-list="list723820531" text:style-name="L14">
              <text:list-header>
                <text:p text:style-name="P35">Do – <text:s/><text:span text:style-name="T108">Executei o planejado e comecei pelo passo a passo</text:span></text:p>
              </text:list-header>
              <text:list-item>
                <text:p text:style-name="P41"><text:soft-page-break/>Execute the plan</text:p>
              </text:list-item>
            </text:list>
          </table:table-cell>
          <table:covered-table-cell/>
        </table:table-row>
        <table:table-row>
          <table:table-cell table:style-name="Tabela1.A2" office:value-type="string">
            <text:p text:style-name="P29">Passos do Projeto de Teste</text:p>
            <text:p text:style-name="P29"/>
            <text:p text:style-name="P29"/>
            <text:p text:style-name="P30">Step by step from the project</text:p>
          </table:table-cell>
          <table:table-cell table:style-name="Tabela1.B2" office:value-type="string">
            <text:list xml:id="list111560940408017" text:continue-numbering="true" text:style-name="L14">
              <text:list-header>
                <text:p text:style-name="P43"/>
              </text:list-header>
            </text:list>
            <text:list xml:id="list2881964019" text:style-name="L27">
              <text:list-item>
                <text:p text:style-name="P45"><text:span text:style-name="T104">Decidi procurar no github algum sistema free onde eu pudesse colocar em prática meu projeto de testes automatizado;</text:span></text:p>
                <text:p text:style-name="P11"><text:span text:style-name="T21">I decided to search in the github for any free system where I can put in</text:span><text:span text:style-name="T33">to</text:span><text:span text:style-name="T21"> practice testing project </text:span><text:span text:style-name="T32">automation</text:span><text:span text:style-name="T21">; </text:span></text:p>
              </text:list-item>
              <text:list-item>
                <text:p text:style-name="P6"><text:span text:style-name="T24">Encontrei o “OrangeHrm open source HR Management” </text:span><text:span text:style-name="T27">no endereço do </text:span><text:span text:style-name="T23">github</text:span><text:span text:style-name="T24">(</text:span><text:a xlink:type="simple" xlink:href="https://github.com/orangehrm" text:style-name="Internet_20_link" text:visited-style-name="Visited_20_Internet_20_Link">https://github.com/orangehrm</text:a><text:span text:style-name="T24">) que foi muito bom porque pude aprender do negócio também além de testar o módulo proposto;</text:span></text:p>
                <text:p text:style-name="P12"><text:span text:style-name="T28">I </text:span><text:span text:style-name="T32">found</text:span><text:span text:style-name="T21"> the free system called </text:span><text:span text:style-name="T28">“OrangeHrm open source HR Management”. It was very good because I could understand about the HR Management business;</text:span></text:p>
                <text:p text:style-name="P12"><text:span text:style-name="T33">Look to </text:span><text:span text:style-name="T28">L</text:span><text:span text:style-name="T21">ink </text:span><text:span text:style-name="T28">OrangeHrm open source HR Management </text:span><text:span text:style-name="T21">in the </text:span><text:span text:style-name="T29">github - </text:span><text:a xlink:type="simple" xlink:href="https://github.com/orangehrm" text:style-name="Internet_20_link" text:visited-style-name="Visited_20_Internet_20_Link"><text:span text:style-name="T28">https://github.com/orangehrm</text:span></text:a></text:p>
              </text:list-item>
            </text:list>
            <text:p text:style-name="P13"><text:span text:style-name="T28"/></text:p>
            <text:list xml:id="list111561628616276" text:continue-numbering="true" text:style-name="L27">
              <text:list-item>
                <text:p text:style-name="P8"><text:span text:style-name="T24">Utilizei </text:span><text:span text:style-name="T22">a documentação </text:span><text:span text:style-name="T24">do sistema</text:span><text:span text:style-name="T22">, neste caso, </text:span><text:span text:style-name="T24">escolhi automatizar o módulo chamado </text:span><text:span text:style-name="T35">‘My Info’ Module</text:span><text:a xlink:type="simple" xlink:href="https://www.orangehrm.com/assets/Files/OS-4.3-Administrator-User-Guide.pdf" text:style-name="Internet_20_link" text:visited-style-name="Visited_20_Internet_20_Link">(</text:a><text:a xlink:type="simple" xlink:href="https://www.orangehrm.com/assets/Files/OS-4.3-Administrator-User-Guide.pdf" text:style-name="Internet_20_link" text:visited-style-name="Visited_20_Internet_20_Link">https://www.orangehrm.com/assets/Files/OS-4.3-Administrator-User-Guide.pdf</text:a><text:a xlink:type="simple" xlink:href="https://www.orangehrm.com/assets/Files/OS-4.3-Administrator-User-Guide.pdf" text:style-name="Internet_20_link" text:visited-style-name="Visited_20_Internet_20_Link">)</text:a></text:p>
                <text:p text:style-name="P12"><text:span text:style-name="T31">I </text:span><text:span text:style-name="T30">understood the user guide for automated module called “My Info”</text:span></text:p>
              </text:list-item>
              <text:list-item>
                <text:p text:style-name="P3"><text:span text:style-name="T36">Foram escritos</text:span><text:span text:style-name="T37"> os</text:span><text:span text:style-name="T38"> </text:span><text:span text:style-name="T62"> </text:span><text:span text:style-name="T63">cenários de teste d</text:span><text:span text:style-name="T64">as</text:span><text:span text:style-name="T63"> </text:span><text:span text:style-name="T64">f</text:span><text:span text:style-name="T63">eature </text:span><text:span text:style-name="T38">utilizando </text:span><text:span text:style-name="T40">o</text:span><text:span text:style-name="T39"> </text:span><text:span text:style-name="T41">cypress.io integrad</text:span><text:span text:style-name="T40">o</text:span><text:span text:style-name="T41"> com </text:span><text:span text:style-name="T3">cucumber/gherkin-syntaxed</text:span></text:p>
                <text:p text:style-name="P18"><text:span text:style-name="T5">I wrote the testing scenarios using Cypress.i</text:span><text:span text:style-name="T6">o</text:span><text:span text:style-name="T5"> integration with cucumber/gherkin-syntax</text:span></text:p>
              </text:list-item>
              <text:list-item>
                <text:p text:style-name="P9"><text:span text:style-name="T24">Criei</text:span><text:span text:style-name="T26"> um</text:span><text:span text:style-name="T22"> mapa mind </text:span><text:span text:style-name="T24">para cada estória;</text:span></text:p>
                <text:p text:style-name="P14"><text:span text:style-name="T28">I </text:span><text:span text:style-name="T34">made</text:span><text:span text:style-name="T21"> for each </text:span><text:span text:style-name="T4">scenario </text:span><text:span text:style-name="T21">a mind map</text:span></text:p>
                <text:p text:style-name="P1"><text:span text:style-name="T43">Following the link to : </text:span><text:a xlink:type="simple" xlink:href="https://miro.com/app/board/o9J_ldNK3GE=/" text:style-name="Internet_20_link" text:visited-style-name="Visited_20_Internet_20_Link"><text:span text:style-name="T44">https://miro.com/app/board/o9J_ldNK3GE=/</text:span></text:a></text:p>
              </text:list-item>
              <text:list-item>
                <text:p text:style-name="P4"><text:span text:style-name="T38">P</text:span><text:span text:style-name="T42">raticas ágeis que </text:span><text:span text:style-name="T38">utilizei</text:span><text:span text:style-name="T42">: </text:span><text:a xlink:type="simple" xlink:href="https://smartbear.com/learn/code-review/agile-code-review-process/" text:style-name="Internet_20_link" text:visited-style-name="Visited_20_Internet_20_Link"><text:span text:style-name="T112">Peer Code Review</text:span></text:a></text:p>
                <text:p text:style-name="P15"><text:span text:style-name="T57"/></text:p>
              </text:list-item>
            </text:list>
            <text:p text:style-name="P5"><text:span text:style-name="T55">I used an </text:span><text:span text:style-name="T56">agile practice</text:span><text:span text:style-name="T55">: </text:span><text:a xlink:type="simple" xlink:href="https://smartbear.com/learn/code-review/agile-code-review-process/" text:style-name="Internet_20_link" text:visited-style-name="Visited_20_Internet_20_Link"><text:span text:style-name="T111">Peer Code Review</text:span></text:a></text:p>
            <text:p text:style-name="P16"><text:span text:style-name="T54"/></text:p>
            <text:p text:style-name="P10"><text:span text:style-name="T22"/></text:p>
          </table:table-cell>
        </table:table-row>
        <table:table-row>
          <table:table-cell table:style-name="Tabela1.B2" table:number-columns-spanned="2" office:value-type="string">
            <text:p text:style-name="P24"/>
            <text:list xml:id="list975557351" text:style-name="L4">
              <text:list-header>
                <text:p text:style-name="P31">Check – <text:span text:style-name="T108">Fiz minha autoavaliação sobre tudo que aprendi e pude contribuir</text:span></text:p>
                <text:p text:style-name="P34">Through self-assessments I can identify knowledge gaps and fixing it for achieving my <text:span text:style-name="T118">goals</text:span></text:p>
              </text:list-header>
            </text:list>
          </table:table-cell>
          <table:covered-table-cell/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list xml:id="list111560131134890" text:continue-numbering="true" text:style-name="L4">
              <text:list-header>
                <text:p text:style-name="P36">Apliquei <text:span text:style-name="T105">o</text:span> conhecimento adquirido durante meus estudos sobre <text:span text:style-name="T41">cypress.io integrad</text:span><text:span text:style-name="T40">o</text:span><text:span text:style-name="T41"> com </text:span><text:span text:style-name="T3">cucumber/gherkin-syntaxed,</text:span> <text:span text:style-name="T105">D</text:span><text:span text:style-name="T45">esign Pattern</text:span><text:span text:style-name="T46">(Page Object)</text:span><text:span text:style-name="T104"> </text:span>utilizando na prática um sistema free, onde eu pude ver e mensurar minha habilidade e confiança em relação ao meu aprendizado.</text:p>
              </text:list-header>
            </text:list>
            <text:p text:style-name="P53"><text:span text:style-name="T71"/></text:p>
            <text:p text:style-name="P60"><text:span text:style-name="T89">I applied the knowledge acquired in real-life situations using a software called <text:s/>“OrangeHrm open source HR Management”. I used the integration between Cypress.io with Cucumber </text:span><text:soft-page-break/><text:span text:style-name="T89">and Page Object <text:s/></text:span></text:p>
            <text:p text:style-name="P53"/>
            <text:p text:style-name="P56"><text:span text:style-name="T71">Autoavaliação: <text:s/></text:span><text:span text:style-name="T83"><text:s/>self-assessments</text:span></text:p>
            <text:p text:style-name="P54"><text:span text:style-name="T71"/></text:p>
            <text:p text:style-name="P54"><text:span text:style-name="T71">Criando o projeto pude estimular minha criatividade, autodidatismo, autonomia, confiança, trabalhei minha paciência e encontrei formas de me motivar.</text:span></text:p>
            <text:p text:style-name="P62"><text:span text:style-name="T75">I c</text:span><text:span text:style-name="T73">reated the project, </text:span><text:span text:style-name="T74">I was able to stimulate my creativity, self-teaching</text:span><text:span text:style-name="T67"> </text:span><text:span text:style-name="T69">and</text:span><text:span text:style-name="T68"> self-confidence.</text:span></text:p>
            <text:p text:style-name="P49"><text:span text:style-name="T85">I worked on my patience </text:span><text:span text:style-name="T86">and </text:span><text:span text:style-name="T52">self-motivation</text:span><text:span text:style-name="T66">.</text:span></text:p>
            <text:p text:style-name="P63"><text:span text:style-name="T66"/></text:p>
            <text:p text:style-name="P54"><text:span text:style-name="T71">Pontos positivos: </text:span><text:span text:style-name="T76">Positive points</text:span></text:p>
            <text:list xml:id="list135525155" text:style-name="L32">
              <text:list-item>
                <text:p text:style-name="P55"><text:span text:style-name="T71">Consegui contribui com a ferramenta Cypress.io encontrando um problema durante meus testes no sistema; </text:span></text:p>
                <text:p text:style-name="P48"><text:span text:style-name="T84">I was able to contribute with tool Cypress.io identifying an issue </text:span><text:span text:style-name="T87">in</text:span><text:span text:style-name="T84"> it during my own system testing in the OrangeHrm open source HR Management”</text:span></text:p>
                <text:p text:style-name="P59"><text:span text:style-name="T71">Look in </text:span><text:span text:style-name="T72"><text:s/></text:span><text:a xlink:type="simple" xlink:href="https://github.com/cypress-io/cypress/issues/9031" text:style-name="Internet_20_link" text:visited-style-name="Visited_20_Internet_20_Link">https://github.com/cypress-io/cypress/issues/9031</text:a></text:p>
              </text:list-item>
            </text:list>
            <text:p text:style-name="P57"><text:span text:style-name="T71"/></text:p>
            <text:p text:style-name="P57"><text:span text:style-name="T71">Pontos negativos: </text:span><text:span text:style-name="T77">Negative points</text:span></text:p>
            <text:list xml:id="list3320474186" text:style-name="L33">
              <text:list-item>
                <text:p text:style-name="P58"><text:span text:style-name="T71">Senti a necessidade de ler conteúdos transformadores onde a informação gera conhecimento prático ajudando a resolver problemas no cotidiano de quem testa aplicações; </text:span></text:p>
                <text:p text:style-name="P61"><text:span text:style-name="T71">During my studies about automating test</text:span><text:span text:style-name="T78">s</text:span><text:span text:style-name="T71"> I </text:span><text:span text:style-name="T78">found</text:span><text:span text:style-name="T71"> difficulty </text:span><text:span text:style-name="T78">in</text:span><text:span text:style-name="T71"> find</text:span><text:span text:style-name="T78">ing</text:span><text:span text:style-name="T71"> contents that goes beyond informations </text:span><text:span text:style-name="T78">supplied</text:span><text:span text:style-name="T71">, but </text:span><text:span text:style-name="T78">by</text:span><text:span text:style-name="T71"> sharing </text:span><text:span text:style-name="T78">issue</text:span><text:span text:style-name="T79">s</text:span><text:span text:style-name="T71"> </text:span><text:span text:style-name="T78">on the internet was able </text:span><text:span text:style-name="T79">to</text:span><text:span text:style-name="T71"> resolve day to day problems.</text:span></text:p>
              </text:list-item>
            </text:list>
            <text:list xml:id="list2097599540" text:style-name="L21">
              <text:list-header>
                <text:p text:style-name="P40"><text:span text:style-name="T100"/></text:p>
              </text:list-header>
            </text:list>
            <text:list xml:id="list1180374077" text:style-name="L34">
              <text:list-item>
                <text:p text:style-name="P50"><text:span text:style-name="T59">Here </text:span><text:span text:style-name="T60">are</text:span><text:span text:style-name="T59"> websites that helped me acquire the knowledge applied into practice. </text:span></text:p>
              </text:list-item>
              <text:list-item>
                <text:p text:style-name="P37"><text:span text:style-name="T61">Tip: </text:span><text:span text:style-name="T47">quality over quantity</text:span><text:span text:style-name="T88">.</text:span></text:p>
              </text:list-item>
            </text:list>
            <text:list xml:id="list111560822320425" text:continue-list="list2097599540" text:style-name="L21">
              <text:list-header>
                <text:p text:style-name="P2"><text:a xlink:type="simple" xlink:href="https://testautomationu.applitools.com/" text:style-name="Internet_20_link" text:visited-style-name="Visited_20_Internet_20_Link"><text:span text:style-name="T106">https://testautomationu.applitools.com/</text:span></text:a><text:span text:style-name="T106"> </text:span></text:p>
              </text:list-header>
            </text:list>
            <text:list xml:id="list2398464518" text:style-name="L22">
              <text:list-header>
                <text:p text:style-name="P7"><text:a xlink:type="simple" xlink:href="https://github.com/orangehrm" text:style-name="Internet_20_link" text:visited-style-name="Visited_20_Internet_20_Link"><text:span text:style-name="T39">https://github.com/orangehrm</text:span></text:a></text:p>
              </text:list-header>
            </text:list>
            <text:list xml:id="list111561490058553" text:continue-list="list111560822320425" text:style-name="L21">
              <text:list-header>
                <text:p text:style-name="P44"><text:a xlink:type="simple" xlink:href="https://github.com/TheBrainFamily/cypress-cucumber-preprocessor" text:style-name="Internet_20_link" text:visited-style-name="Visited_20_Internet_20_Link">https://github.com/TheBrainFamily/cypress-cucumber-preprocessor</text:a></text:p>
                <text:p text:style-name="P44"><text:a xlink:type="simple" xlink:href="https://github.com/cypress-io/cypress" text:style-name="Internet_20_link" text:visited-style-name="Visited_20_Internet_20_Link">https://github.com/cypress-io/cypress</text:a></text:p>
              </text:list-header>
            </text:list>
            <text:list xml:id="list510631394" text:style-name="L23">
              <text:list-header>
                <text:p text:style-name="P27"/>
              </text:list-header>
            </text:list>
          </table:table-cell>
        </table:table-row>
        <table:table-row>
          <table:table-cell table:style-name="Tabela1.B2" table:number-columns-spanned="2" office:value-type="string">
            <text:p text:style-name="P32">Act – <text:span text:style-name="T108">Estou compratilhando meu processo de aprendizado, e refleti sobre o que pode ser melhorado</text:span></text:p>
            <text:p text:style-name="P65"><text:span text:style-name="T58">Here I am sharing my learning.</text:span></text:p>
          </table:table-cell>
          <table:covered-table-cell/>
        </table:table-row>
        <table:table-row>
          <table:table-cell table:style-name="Tabela1.A2" office:value-type="string">
            <text:p text:style-name="P24"/>
          </table:table-cell>
          <table:table-cell table:style-name="Tabela1.B2" office:value-type="string">
            <text:list xml:id="list111561025061505" text:continue-list="list111560131134890" text:style-name="L4">
              <text:list-header>
                <text:p text:style-name="P17"><text:span text:style-name="T12">Link do projeto no github – E2E – pear review: Emilio, </text:span><text:span text:style-name="T13">Meu código foi revisado por um desenvolvedor experiente e que pode me dar feedbacks quanto ao meu código, </text:span><text:span text:style-name="T14">assim vou poder saber onde errei o que preciso fazer para continuar melhorando.</text:span></text:p>
                <text:p text:style-name="P17"><text:span text:style-name="T14"/></text:p>
              </text:list-header>
              <text:list-item>
                <text:p text:style-name="P19"><text:span text:style-name="T18">My project was finished and it was reviewed by</text:span><text:span text:style-name="T17"> an experience developer. It was great because I could pay attention to detail <text:s/>and quality of code </text:span><text:span text:style-name="T18">so</text:span><text:span text:style-name="T17"> I could </text:span><text:span text:style-name="T18">improve it.</text:span></text:p>
              </text:list-item>
              <text:list-item>
                <text:p text:style-name="P20"><text:span text:style-name="T11">My personal journey is </text:span><text:span text:style-name="T18">to </text:span><text:span text:style-name="T11">keep learning, praticing and sharing my knowledge.</text:span></text:p>
                <text:p text:style-name="P20"><text:span text:style-name="T11">So I decided to </text:span><text:span text:style-name="T18">do</text:span><text:span text:style-name="T11"> a training course. It’</text:span><text:span text:style-name="T18">s</text:span><text:span text:style-name="T11"> focus is </text:span><text:span text:style-name="T18">the </text:span><text:span text:style-name="T11">understanding of Testing in practice and not just theory.</text:span></text:p>
                <text:p text:style-name="P20"><text:span text:style-name="T11">It is quite useful because I’</text:span><text:span text:style-name="T18">m </text:span><text:span text:style-name="T11">networking with other experience people, and acquiring new knowledge.</text:span></text:p>
                <text:p text:style-name="P21"><text:span text:style-name="T12"/></text:p>
              </text:list-item>
            </text:list>
            <text:p text:style-name="P22"><text:span text:style-name="T16">Look to </text:span><text:span text:style-name="T12">Link </text:span><text:span text:style-name="T16">to </text:span><text:span text:style-name="T19">my project in the </text:span><text:span text:style-name="T20">github – E2E</text:span></text:p>
            <text:p text:style-name="P22"><text:span text:style-name="T12"/>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list xml:id="list4250051524" text:style-name="L1">
        <text:list-header>
          <text:p text:style-name="P77"/>
        </text:list-header>
      </text:list>
      <text:p text:style-name="P76"><text:span text:style-name="T1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Arial2" svg:font-family="Arial, sans-serif"/>
    <style:font-face style:name="Avenir Next" svg:font-family="'Avenir Next', 'Roboto Condensed', Arial, sans-serif"/>
    <style:font-face style:name="Helvetica" svg:font-family="Helvetica, sans-serif"/>
    <style:font-face style:name="Lato" svg:font-family="Lato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Raleway" svg:font-family="Raleway, sans-serif"/>
    <style:font-face style:name="Roboto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arial1" svg:font-family="arial, sans-serif-light, sans-serif"/>
    <style:font-face style:name="charter" svg:font-family="charter, Georgia, Cambria, 'Times New Roman', Times, serif"/>
    <style:font-face style:name="open sansregular" svg:font-family="'open sansregular', sans-serif"/>
    <style:font-face style:name="raleway" svg:font-family="raleway"/>
    <style:font-face style:name="Abyssinica SIL" svg:font-family="'Abyssinica SIL'" style:font-pitch="variable"/>
    <style:font-face style:name="AnjaliOldLipi" svg:font-family="AnjaliOldLipi" style:font-pitch="variable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5:05:45.237747988</meta:creation-date>
    <dc:date>2020-12-08T11:02:38.826337437</dc:date>
    <meta:editing-duration>PT16H6M17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4" meta:paragraph-count="77" meta:word-count="1016" meta:character-count="6578" meta:non-whitespace-character-count="5636"/>
  </office:meta>
</office:document-meta>
</file>